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7862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1.9866in"/>
    </style:style>
    <style:style style:name="co7" style:family="table-column">
      <style:table-column-properties fo:break-before="auto" style:column-width="2.1256in"/>
    </style:style>
    <style:style style:name="co8" style:family="table-column">
      <style:table-column-properties fo:break-before="auto" style:column-width="0.6138in"/>
    </style:style>
    <style:style style:name="co9" style:family="table-column">
      <style:table-column-properties fo:break-before="auto" style:column-width="0.83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able-cell-properties fo:background-color="#808080"/>
      <style:text-properties fo:color="#ffffff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peedup" table:style-name="ta1">
        <table:shapes>
          <draw:frame draw:z-index="0" draw:style-name="gr1" svg:width="6.2988in" svg:height="3.5429in" svg:x="4.4839in" svg:y="0.9087in">
            <draw:object draw:notify-on-update-of-ranges="Speedup.B4:Speedup.B6 Speedup.B3:Speedup.B3 Speedup.C4:Speedup.C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1" office:value-type="string">
            <text:p>Speedup</text:p>
          </table:table-cell>
          <table:table-cell/>
        </table:table-row>
        <table:table-row table:style-name="ro1">
          <table:table-cell/>
          <table:table-cell office:value-type="string">
            <text:p>8192x256</text:p>
          </table:table-cell>
          <table:table-cell table:style-name="ce2" table:formula="of:=['8192x256.speedup'.G47]" office:value-type="float" office:value="1.22818209443208">
            <text:p>1.23</text:p>
          </table:table-cell>
        </table:table-row>
        <table:table-row table:style-name="ro1">
          <table:table-cell/>
          <table:table-cell office:value-type="string">
            <text:p>16384x512</text:p>
          </table:table-cell>
          <table:table-cell table:style-name="ce2" table:formula="of:=['16384x512.speedup'.G47]" office:value-type="float" office:value="5.05417426098076">
            <text:p>5.05</text:p>
          </table:table-cell>
        </table:table-row>
        <table:table-row table:style-name="ro1">
          <table:table-cell/>
          <table:table-cell office:value-type="string">
            <text:p>32768x1024</text:p>
          </table:table-cell>
          <table:table-cell table:style-name="ce2" table:formula="of:=['32768x1024.speedup'.G47]" office:value-type="float" office:value="7.1504635616056">
            <text:p>7.15</text:p>
          </table:table-cell>
        </table:table-row>
      </table:table>
      <table:table table:name="8192x256.speedu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string">
            <text:p>Makespan</text:p>
          </table:table-cell>
          <table:table-cell table:style-name="ce3" table:number-columns-repeated="5"/>
        </table:table-row>
        <table:table-row table:style-name="ro1">
          <table:table-cell/>
          <table:table-cell table:style-name="ce3" office:value-type="string">
            <text:p>Instancia</text:p>
          </table:table-cell>
          <table:table-cell table:style-name="ce3" office:value-type="string">
            <text:p>MinMin</text:p>
          </table:table-cell>
          <table:table-cell table:style-name="ce3" office:value-type="string">
            <text:p>pMinMin/D</text:p>
          </table:table-cell>
          <table:table-cell table:style-name="ce3" office:value-type="string">
            <text:p>PALS GPU</text:p>
          </table:table-cell>
          <table:table-cell table:style-name="ce3" office:value-type="string">
            <text:p>Improv. pMinMin vs MinMin</text:p>
          </table:table-cell>
          <table:table-cell table:style-name="ce3" office:value-type="string">
            <text:p>Improv. PALS GPU vs MinMin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845.2">
            <text:p>1845.2</text:p>
          </table:table-cell>
          <table:table-cell office:value-type="float" office:value="2653.5">
            <text:p>2653.5</text:p>
          </table:table-cell>
          <table:table-cell office:value-type="float" office:value="1839.9">
            <text:p>1839.9</text:p>
          </table:table-cell>
          <table:table-cell office:value-type="float" office:value="-43.8">
            <text:p>-43.8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889.9">
            <text:p>1889.9</text:p>
          </table:table-cell>
          <table:table-cell office:value-type="float" office:value="2665.8">
            <text:p>2665.8</text:p>
          </table:table-cell>
          <table:table-cell office:value-type="float" office:value="1839.9">
            <text:p>1839.9</text:p>
          </table:table-cell>
          <table:table-cell office:value-type="float" office:value="-41.1">
            <text:p>-41.1</text:p>
          </table:table-cell>
          <table:table-cell office:value-type="float" office:value="2.6">
            <text:p>2.6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894.3">
            <text:p>1894.3</text:p>
          </table:table-cell>
          <table:table-cell office:value-type="float" office:value="2639.5">
            <text:p>2639.5</text:p>
          </table:table-cell>
          <table:table-cell office:value-type="float" office:value="1839.9">
            <text:p>1839.9</text:p>
          </table:table-cell>
          <table:table-cell office:value-type="float" office:value="-39.3">
            <text:p>-39.3</text:p>
          </table:table-cell>
          <table:table-cell office:value-type="float" office:value="2.9">
            <text:p>2.9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890.1">
            <text:p>1890.1</text:p>
          </table:table-cell>
          <table:table-cell office:value-type="float" office:value="2661.6">
            <text:p>2661.6</text:p>
          </table:table-cell>
          <table:table-cell office:value-type="float" office:value="1840">
            <text:p>1840</text:p>
          </table:table-cell>
          <table:table-cell office:value-type="float" office:value="-40.8">
            <text:p>-40.8</text:p>
          </table:table-cell>
          <table:table-cell office:value-type="float" office:value="2.7">
            <text:p>2.7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859.6">
            <text:p>1859.6</text:p>
          </table:table-cell>
          <table:table-cell office:value-type="float" office:value="2680.1">
            <text:p>2680.1</text:p>
          </table:table-cell>
          <table:table-cell office:value-type="float" office:value="1840">
            <text:p>1840</text:p>
          </table:table-cell>
          <table:table-cell office:value-type="float" office:value="-44.1">
            <text:p>-44.1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863.4">
            <text:p>1863.4</text:p>
          </table:table-cell>
          <table:table-cell office:value-type="float" office:value="2638.3">
            <text:p>2638.3</text:p>
          </table:table-cell>
          <table:table-cell office:value-type="float" office:value="1840">
            <text:p>1840</text:p>
          </table:table-cell>
          <table:table-cell office:value-type="float" office:value="-41.6">
            <text:p>-41.6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897.3">
            <text:p>1897.3</text:p>
          </table:table-cell>
          <table:table-cell office:value-type="float" office:value="2642">
            <text:p>2642</text:p>
          </table:table-cell>
          <table:table-cell office:value-type="float" office:value="1839.8">
            <text:p>1839.8</text:p>
          </table:table-cell>
          <table:table-cell office:value-type="float" office:value="-39.3">
            <text:p>-39.3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874.5">
            <text:p>1874.5</text:p>
          </table:table-cell>
          <table:table-cell office:value-type="float" office:value="2665.9">
            <text:p>2665.9</text:p>
          </table:table-cell>
          <table:table-cell office:value-type="float" office:value="1839.9">
            <text:p>1839.9</text:p>
          </table:table-cell>
          <table:table-cell office:value-type="float" office:value="-42.2">
            <text:p>-42.2</text:p>
          </table:table-cell>
          <table:table-cell office:value-type="float" office:value="1.8">
            <text:p>1.8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871.5">
            <text:p>1871.5</text:p>
          </table:table-cell>
          <table:table-cell office:value-type="float" office:value="2619.5">
            <text:p>2619.5</text:p>
          </table:table-cell>
          <table:table-cell office:value-type="float" office:value="1839.9">
            <text:p>1839.9</text:p>
          </table:table-cell>
          <table:table-cell office:value-type="float" office:value="-40">
            <text:p>-40</text:p>
          </table:table-cell>
          <table:table-cell office:value-type="float" office:value="1.7">
            <text:p>1.7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865.9">
            <text:p>1865.9</text:p>
          </table:table-cell>
          <table:table-cell office:value-type="float" office:value="2580.5">
            <text:p>2580.5</text:p>
          </table:table-cell>
          <table:table-cell office:value-type="float" office:value="1840">
            <text:p>1840</text:p>
          </table:table-cell>
          <table:table-cell office:value-type="float" office:value="-38.3">
            <text:p>-38.3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840.7">
            <text:p>1840.7</text:p>
          </table:table-cell>
          <table:table-cell office:value-type="float" office:value="2578.9">
            <text:p>2578.9</text:p>
          </table:table-cell>
          <table:table-cell office:value-type="float" office:value="1840">
            <text:p>1840</text:p>
          </table:table-cell>
          <table:table-cell office:value-type="float" office:value="-40.1">
            <text:p>-40.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867.3">
            <text:p>1867.3</text:p>
          </table:table-cell>
          <table:table-cell office:value-type="float" office:value="2645.7">
            <text:p>2645.7</text:p>
          </table:table-cell>
          <table:table-cell office:value-type="float" office:value="1840">
            <text:p>1840</text:p>
          </table:table-cell>
          <table:table-cell office:value-type="float" office:value="-41.7">
            <text:p>-41.7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895.4">
            <text:p>1895.4</text:p>
          </table:table-cell>
          <table:table-cell office:value-type="float" office:value="2712.2">
            <text:p>2712.2</text:p>
          </table:table-cell>
          <table:table-cell office:value-type="float" office:value="1839.9">
            <text:p>1839.9</text:p>
          </table:table-cell>
          <table:table-cell office:value-type="float" office:value="-43.1">
            <text:p>-43.1</text:p>
          </table:table-cell>
          <table:table-cell office:value-type="float" office:value="2.9">
            <text:p>2.9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884.8">
            <text:p>1884.8</text:p>
          </table:table-cell>
          <table:table-cell office:value-type="float" office:value="2644.8">
            <text:p>2644.8</text:p>
          </table:table-cell>
          <table:table-cell office:value-type="float" office:value="1839.5">
            <text:p>1839.5</text:p>
          </table:table-cell>
          <table:table-cell office:value-type="float" office:value="-40.3">
            <text:p>-40.3</text:p>
          </table:table-cell>
          <table:table-cell office:value-type="float" office:value="2.4">
            <text:p>2.4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851">
            <text:p>1851</text:p>
          </table:table-cell>
          <table:table-cell office:value-type="float" office:value="2640">
            <text:p>2640</text:p>
          </table:table-cell>
          <table:table-cell office:value-type="float" office:value="1840">
            <text:p>1840</text:p>
          </table:table-cell>
          <table:table-cell office:value-type="float" office:value="-42.6">
            <text:p>-42.6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846.3">
            <text:p>1846.3</text:p>
          </table:table-cell>
          <table:table-cell office:value-type="float" office:value="2614.2">
            <text:p>2614.2</text:p>
          </table:table-cell>
          <table:table-cell office:value-type="float" office:value="1840">
            <text:p>1840</text:p>
          </table:table-cell>
          <table:table-cell office:value-type="float" office:value="-41.6">
            <text:p>-41.6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874.7">
            <text:p>1874.7</text:p>
          </table:table-cell>
          <table:table-cell office:value-type="float" office:value="2625.9">
            <text:p>2625.9</text:p>
          </table:table-cell>
          <table:table-cell office:value-type="float" office:value="1840">
            <text:p>1840</text:p>
          </table:table-cell>
          <table:table-cell office:value-type="float" office:value="-40.1">
            <text:p>-40.1</text:p>
          </table:table-cell>
          <table:table-cell office:value-type="float" office:value="1.9">
            <text:p>1.9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862.8">
            <text:p>1862.8</text:p>
          </table:table-cell>
          <table:table-cell office:value-type="float" office:value="2693.1">
            <text:p>2693.1</text:p>
          </table:table-cell>
          <table:table-cell office:value-type="float" office:value="1839.9">
            <text:p>1839.9</text:p>
          </table:table-cell>
          <table:table-cell office:value-type="float" office:value="-44.6">
            <text:p>-44.6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892.5">
            <text:p>1892.5</text:p>
          </table:table-cell>
          <table:table-cell office:value-type="float" office:value="2700.6">
            <text:p>2700.6</text:p>
          </table:table-cell>
          <table:table-cell office:value-type="float" office:value="1840">
            <text:p>1840</text:p>
          </table:table-cell>
          <table:table-cell office:value-type="float" office:value="-42.7">
            <text:p>-42.7</text:p>
          </table:table-cell>
          <table:table-cell office:value-type="float" office:value="2.8">
            <text:p>2.8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869">
            <text:p>1869</text:p>
          </table:table-cell>
          <table:table-cell office:value-type="float" office:value="2626.9">
            <text:p>2626.9</text:p>
          </table:table-cell>
          <table:table-cell office:value-type="float" office:value="1840">
            <text:p>1840</text:p>
          </table:table-cell>
          <table:table-cell office:value-type="float" office:value="-40.5">
            <text:p>-40.5</text:p>
          </table:table-cell>
          <table:table-cell office:value-type="float" office:value="1.6">
            <text:p>1.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string">
            <text:p>Time</text:p>
          </table:table-cell>
          <table:table-cell table:style-name="ce3" table:number-columns-repeated="5"/>
        </table:table-row>
        <table:table-row table:style-name="ro1">
          <table:table-cell/>
          <table:table-cell table:style-name="ce3" office:value-type="string">
            <text:p>Instancia</text:p>
          </table:table-cell>
          <table:table-cell table:style-name="ce3" office:value-type="string">
            <text:p>MinMin</text:p>
          </table:table-cell>
          <table:table-cell table:style-name="ce3" office:value-type="string">
            <text:p>pMinMin/D</text:p>
          </table:table-cell>
          <table:table-cell table:style-name="ce3" office:value-type="string">
            <text:p>PALS GPU</text:p>
          </table:table-cell>
          <table:table-cell table:style-name="ce3" office:value-type="string">
            <text:p>Speedup pMinMin</text:p>
          </table:table-cell>
          <table:table-cell table:style-name="ce3" office:value-type="string">
            <text:p>Speedup PALS GPU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.1">
            <text:p>2.1</text:p>
          </table:table-cell>
          <table:table-cell office:value-type="float" office:value="11.8">
            <text:p>11.8</text:p>
          </table:table-cell>
          <table:table-cell table:style-name="ce2" table:formula="of:=[.C27]/[.D27]" office:value-type="float" office:value="7.14285714285714">
            <text:p>7.14</text:p>
          </table:table-cell>
          <table:table-cell table:style-name="ce2" table:formula="of:=[.C27]/[.E27]" office:value-type="float" office:value="1.27118644067797">
            <text:p>1.27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.1">
            <text:p>2.1</text:p>
          </table:table-cell>
          <table:table-cell office:value-type="float" office:value="11.9">
            <text:p>11.9</text:p>
          </table:table-cell>
          <table:table-cell table:style-name="ce2" table:formula="of:=[.C28]/[.D28]" office:value-type="float" office:value="7.14285714285714">
            <text:p>7.14</text:p>
          </table:table-cell>
          <table:table-cell table:style-name="ce2" table:formula="of:=[.C28]/[.E28]" office:value-type="float" office:value="1.26050420168067">
            <text:p>1.26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4.8">
            <text:p>14.8</text:p>
          </table:table-cell>
          <table:table-cell office:value-type="float" office:value="2.1">
            <text:p>2.1</text:p>
          </table:table-cell>
          <table:table-cell office:value-type="float" office:value="12.2">
            <text:p>12.2</text:p>
          </table:table-cell>
          <table:table-cell table:style-name="ce2" table:formula="of:=[.C29]/[.D29]" office:value-type="float" office:value="7.04761904761905">
            <text:p>7.05</text:p>
          </table:table-cell>
          <table:table-cell table:style-name="ce2" table:formula="of:=[.C29]/[.E29]" office:value-type="float" office:value="1.21311475409836">
            <text:p>1.2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4.9">
            <text:p>14.9</text:p>
          </table:table-cell>
          <table:table-cell office:value-type="float" office:value="2.1">
            <text:p>2.1</text:p>
          </table:table-cell>
          <table:table-cell office:value-type="float" office:value="12.3">
            <text:p>12.3</text:p>
          </table:table-cell>
          <table:table-cell table:style-name="ce2" table:formula="of:=[.C30]/[.D30]" office:value-type="float" office:value="7.0952380952381">
            <text:p>7.10</text:p>
          </table:table-cell>
          <table:table-cell table:style-name="ce2" table:formula="of:=[.C30]/[.E30]" office:value-type="float" office:value="1.21138211382114">
            <text:p>1.2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4.9">
            <text:p>14.9</text:p>
          </table:table-cell>
          <table:table-cell office:value-type="float" office:value="2.1">
            <text:p>2.1</text:p>
          </table:table-cell>
          <table:table-cell office:value-type="float" office:value="12.9">
            <text:p>12.9</text:p>
          </table:table-cell>
          <table:table-cell table:style-name="ce2" table:formula="of:=[.C31]/[.D31]" office:value-type="float" office:value="7.0952380952381">
            <text:p>7.10</text:p>
          </table:table-cell>
          <table:table-cell table:style-name="ce2" table:formula="of:=[.C31]/[.E31]" office:value-type="float" office:value="1.15503875968992">
            <text:p>1.16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4.9">
            <text:p>14.9</text:p>
          </table:table-cell>
          <table:table-cell office:value-type="float" office:value="2.1">
            <text:p>2.1</text:p>
          </table:table-cell>
          <table:table-cell office:value-type="float" office:value="11.7">
            <text:p>11.7</text:p>
          </table:table-cell>
          <table:table-cell table:style-name="ce2" table:formula="of:=[.C32]/[.D32]" office:value-type="float" office:value="7.0952380952381">
            <text:p>7.10</text:p>
          </table:table-cell>
          <table:table-cell table:style-name="ce2" table:formula="of:=[.C32]/[.E32]" office:value-type="float" office:value="1.27350427350427">
            <text:p>1.27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4.9">
            <text:p>14.9</text:p>
          </table:table-cell>
          <table:table-cell office:value-type="float" office:value="2.1">
            <text:p>2.1</text:p>
          </table:table-cell>
          <table:table-cell office:value-type="float" office:value="11">
            <text:p>11</text:p>
          </table:table-cell>
          <table:table-cell table:style-name="ce2" table:formula="of:=[.C33]/[.D33]" office:value-type="float" office:value="7.0952380952381">
            <text:p>7.10</text:p>
          </table:table-cell>
          <table:table-cell table:style-name="ce2" table:formula="of:=[.C33]/[.E33]" office:value-type="float" office:value="1.35454545454545">
            <text:p>1.3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.3">
            <text:p>15.3</text:p>
          </table:table-cell>
          <table:table-cell office:value-type="float" office:value="2.1">
            <text:p>2.1</text:p>
          </table:table-cell>
          <table:table-cell office:value-type="float" office:value="11.9">
            <text:p>11.9</text:p>
          </table:table-cell>
          <table:table-cell table:style-name="ce2" table:formula="of:=[.C34]/[.D34]" office:value-type="float" office:value="7.28571428571429">
            <text:p>7.29</text:p>
          </table:table-cell>
          <table:table-cell table:style-name="ce2" table:formula="of:=[.C34]/[.E34]" office:value-type="float" office:value="1.28571428571429">
            <text:p>1.29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.1">
            <text:p>2.1</text:p>
          </table:table-cell>
          <table:table-cell office:value-type="float" office:value="12.1">
            <text:p>12.1</text:p>
          </table:table-cell>
          <table:table-cell table:style-name="ce2" table:formula="of:=[.C35]/[.D35]" office:value-type="float" office:value="7.14285714285714">
            <text:p>7.14</text:p>
          </table:table-cell>
          <table:table-cell table:style-name="ce2" table:formula="of:=[.C35]/[.E35]" office:value-type="float" office:value="1.2396694214876">
            <text:p>1.24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.2">
            <text:p>2.2</text:p>
          </table:table-cell>
          <table:table-cell office:value-type="float" office:value="11.6">
            <text:p>11.6</text:p>
          </table:table-cell>
          <table:table-cell table:style-name="ce2" table:formula="of:=[.C36]/[.D36]" office:value-type="float" office:value="6.81818181818182">
            <text:p>6.82</text:p>
          </table:table-cell>
          <table:table-cell table:style-name="ce2" table:formula="of:=[.C36]/[.E36]" office:value-type="float" office:value="1.29310344827586">
            <text:p>1.29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4.8">
            <text:p>14.8</text:p>
          </table:table-cell>
          <table:table-cell office:value-type="float" office:value="2.1">
            <text:p>2.1</text:p>
          </table:table-cell>
          <table:table-cell office:value-type="float" office:value="12.7">
            <text:p>12.7</text:p>
          </table:table-cell>
          <table:table-cell table:style-name="ce2" table:formula="of:=[.C37]/[.D37]" office:value-type="float" office:value="7.04761904761905">
            <text:p>7.05</text:p>
          </table:table-cell>
          <table:table-cell table:style-name="ce2" table:formula="of:=[.C37]/[.E37]" office:value-type="float" office:value="1.16535433070866">
            <text:p>1.17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4.9">
            <text:p>14.9</text:p>
          </table:table-cell>
          <table:table-cell office:value-type="float" office:value="2.1">
            <text:p>2.1</text:p>
          </table:table-cell>
          <table:table-cell office:value-type="float" office:value="12.9">
            <text:p>12.9</text:p>
          </table:table-cell>
          <table:table-cell table:style-name="ce2" table:formula="of:=[.C38]/[.D38]" office:value-type="float" office:value="7.0952380952381">
            <text:p>7.10</text:p>
          </table:table-cell>
          <table:table-cell table:style-name="ce2" table:formula="of:=[.C38]/[.E38]" office:value-type="float" office:value="1.15503875968992">
            <text:p>1.16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4.9">
            <text:p>14.9</text:p>
          </table:table-cell>
          <table:table-cell office:value-type="float" office:value="2.1">
            <text:p>2.1</text:p>
          </table:table-cell>
          <table:table-cell office:value-type="float" office:value="12.6">
            <text:p>12.6</text:p>
          </table:table-cell>
          <table:table-cell table:style-name="ce2" table:formula="of:=[.C39]/[.D39]" office:value-type="float" office:value="7.0952380952381">
            <text:p>7.10</text:p>
          </table:table-cell>
          <table:table-cell table:style-name="ce2" table:formula="of:=[.C39]/[.E39]" office:value-type="float" office:value="1.18253968253968">
            <text:p>1.18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4.9">
            <text:p>14.9</text:p>
          </table:table-cell>
          <table:table-cell office:value-type="float" office:value="2.1">
            <text:p>2.1</text:p>
          </table:table-cell>
          <table:table-cell office:value-type="float" office:value="11.6">
            <text:p>11.6</text:p>
          </table:table-cell>
          <table:table-cell table:style-name="ce2" table:formula="of:=[.C40]/[.D40]" office:value-type="float" office:value="7.0952380952381">
            <text:p>7.10</text:p>
          </table:table-cell>
          <table:table-cell table:style-name="ce2" table:formula="of:=[.C40]/[.E40]" office:value-type="float" office:value="1.28448275862069">
            <text:p>1.28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4.9">
            <text:p>14.9</text:p>
          </table:table-cell>
          <table:table-cell office:value-type="float" office:value="2.1">
            <text:p>2.1</text:p>
          </table:table-cell>
          <table:table-cell office:value-type="float" office:value="12">
            <text:p>12</text:p>
          </table:table-cell>
          <table:table-cell table:style-name="ce2" table:formula="of:=[.C41]/[.D41]" office:value-type="float" office:value="7.0952380952381">
            <text:p>7.10</text:p>
          </table:table-cell>
          <table:table-cell table:style-name="ce2" table:formula="of:=[.C41]/[.E41]" office:value-type="float" office:value="1.24166666666667">
            <text:p>1.24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5.1">
            <text:p>15.1</text:p>
          </table:table-cell>
          <table:table-cell office:value-type="float" office:value="2.1">
            <text:p>2.1</text:p>
          </table:table-cell>
          <table:table-cell office:value-type="float" office:value="13.1">
            <text:p>13.1</text:p>
          </table:table-cell>
          <table:table-cell table:style-name="ce2" table:formula="of:=[.C42]/[.D42]" office:value-type="float" office:value="7.19047619047619">
            <text:p>7.19</text:p>
          </table:table-cell>
          <table:table-cell table:style-name="ce2" table:formula="of:=[.C42]/[.E42]" office:value-type="float" office:value="1.15267175572519">
            <text:p>1.15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.1">
            <text:p>2.1</text:p>
          </table:table-cell>
          <table:table-cell office:value-type="float" office:value="12">
            <text:p>12</text:p>
          </table:table-cell>
          <table:table-cell table:style-name="ce2" table:formula="of:=[.C43]/[.D43]" office:value-type="float" office:value="7.14285714285714">
            <text:p>7.14</text:p>
          </table:table-cell>
          <table:table-cell table:style-name="ce2" table:formula="of:=[.C43]/[.E43]" office:value-type="float" office:value="1.25">
            <text:p>1.25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4.6">
            <text:p>14.6</text:p>
          </table:table-cell>
          <table:table-cell office:value-type="float" office:value="2.1">
            <text:p>2.1</text:p>
          </table:table-cell>
          <table:table-cell office:value-type="float" office:value="12.4">
            <text:p>12.4</text:p>
          </table:table-cell>
          <table:table-cell table:style-name="ce2" table:formula="of:=[.C44]/[.D44]" office:value-type="float" office:value="6.95238095238095">
            <text:p>6.95</text:p>
          </table:table-cell>
          <table:table-cell table:style-name="ce2" table:formula="of:=[.C44]/[.E44]" office:value-type="float" office:value="1.17741935483871">
            <text:p>1.18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4.9">
            <text:p>14.9</text:p>
          </table:table-cell>
          <table:table-cell office:value-type="float" office:value="2.1">
            <text:p>2.1</text:p>
          </table:table-cell>
          <table:table-cell office:value-type="float" office:value="12.9">
            <text:p>12.9</text:p>
          </table:table-cell>
          <table:table-cell table:style-name="ce2" table:formula="of:=[.C45]/[.D45]" office:value-type="float" office:value="7.0952380952381">
            <text:p>7.10</text:p>
          </table:table-cell>
          <table:table-cell table:style-name="ce2" table:formula="of:=[.C45]/[.E45]" office:value-type="float" office:value="1.15503875968992">
            <text:p>1.16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4.9">
            <text:p>14.9</text:p>
          </table:table-cell>
          <table:table-cell office:value-type="float" office:value="2.1">
            <text:p>2.1</text:p>
          </table:table-cell>
          <table:table-cell office:value-type="float" office:value="12">
            <text:p>12</text:p>
          </table:table-cell>
          <table:table-cell table:style-name="ce2" table:formula="of:=[.C46]/[.D46]" office:value-type="float" office:value="7.0952380952381">
            <text:p>7.10</text:p>
          </table:table-cell>
          <table:table-cell table:style-name="ce2" table:formula="of:=[.C46]/[.E46]" office:value-type="float" office:value="1.24166666666667">
            <text:p>1.24</text:p>
          </table:table-cell>
        </table:table-row>
        <table:table-row table:style-name="ro1">
          <table:table-cell table:number-columns-repeated="6"/>
          <table:table-cell table:formula="of:=AVERAGE([.G27:.G46])" office:value-type="float" office:value="1.22818209443208">
            <text:p>1.2281820944</text:p>
          </table:table-cell>
        </table:table-row>
      </table:table>
      <table:table table:name="16384x512.speedup" table:style-name="ta1">
        <table:table-column table:style-name="co1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table:style-name="ce3" office:value-type="string">
            <text:p>Makespan</text:p>
          </table:table-cell>
          <table:table-cell table:style-name="ce3" table:number-columns-repeated="5"/>
        </table:table-row>
        <table:table-row table:style-name="ro2">
          <table:table-cell/>
          <table:table-cell table:style-name="ce3" office:value-type="string">
            <text:p>Instancia</text:p>
          </table:table-cell>
          <table:table-cell table:style-name="ce3" office:value-type="string">
            <text:p>MinMin</text:p>
          </table:table-cell>
          <table:table-cell table:style-name="ce3" office:value-type="string">
            <text:p>pMinMin/D</text:p>
          </table:table-cell>
          <table:table-cell table:style-name="ce3" office:value-type="string">
            <text:p>PALS GPU</text:p>
          </table:table-cell>
          <table:table-cell table:style-name="ce3" office:value-type="string">
            <text:p>Improv. pMinMin vs MinMin</text:p>
          </table:table-cell>
          <table:table-cell table:style-name="ce3" office:value-type="string">
            <text:p>Improv. PALS GPU vs MinMin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34.1">
            <text:p>1934.1</text:p>
          </table:table-cell>
          <table:table-cell office:value-type="float" office:value="3158.5">
            <text:p>3158.5</text:p>
          </table:table-cell>
          <table:table-cell office:value-type="float" office:value="1901">
            <text:p>1901</text:p>
          </table:table-cell>
          <table:table-cell office:value-type="float" office:value="-63.3">
            <text:p>-63.3</text:p>
          </table:table-cell>
          <table:table-cell office:value-type="float" office:value="1.7">
            <text:p>1.7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940.5">
            <text:p>1940.5</text:p>
          </table:table-cell>
          <table:table-cell office:value-type="float" office:value="3202.7">
            <text:p>3202.7</text:p>
          </table:table-cell>
          <table:table-cell office:value-type="float" office:value="1901">
            <text:p>1901</text:p>
          </table:table-cell>
          <table:table-cell office:value-type="float" office:value="-65">
            <text:p>-65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949">
            <text:p>1949</text:p>
          </table:table-cell>
          <table:table-cell office:value-type="float" office:value="3291.1">
            <text:p>3291.1</text:p>
          </table:table-cell>
          <table:table-cell office:value-type="float" office:value="1901">
            <text:p>1901</text:p>
          </table:table-cell>
          <table:table-cell office:value-type="float" office:value="-68.9">
            <text:p>-68.9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922">
            <text:p>1922</text:p>
          </table:table-cell>
          <table:table-cell office:value-type="float" office:value="3235.2">
            <text:p>3235.2</text:p>
          </table:table-cell>
          <table:table-cell office:value-type="float" office:value="1901">
            <text:p>1901</text:p>
          </table:table-cell>
          <table:table-cell office:value-type="float" office:value="-68.3">
            <text:p>-68.3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904.1">
            <text:p>1904.1</text:p>
          </table:table-cell>
          <table:table-cell office:value-type="float" office:value="3150">
            <text:p>3150</text:p>
          </table:table-cell>
          <table:table-cell office:value-type="float" office:value="1900.9">
            <text:p>1900.9</text:p>
          </table:table-cell>
          <table:table-cell office:value-type="float" office:value="-65.4">
            <text:p>-65.4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901.7">
            <text:p>1901.7</text:p>
          </table:table-cell>
          <table:table-cell office:value-type="float" office:value="3122.8">
            <text:p>3122.8</text:p>
          </table:table-cell>
          <table:table-cell office:value-type="float" office:value="1901">
            <text:p>1901</text:p>
          </table:table-cell>
          <table:table-cell office:value-type="float" office:value="-64.2">
            <text:p>-64.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945.5">
            <text:p>1945.5</text:p>
          </table:table-cell>
          <table:table-cell office:value-type="float" office:value="3257.7">
            <text:p>3257.7</text:p>
          </table:table-cell>
          <table:table-cell office:value-type="float" office:value="1901">
            <text:p>1901</text:p>
          </table:table-cell>
          <table:table-cell office:value-type="float" office:value="-67.4">
            <text:p>-67.4</text:p>
          </table:table-cell>
          <table:table-cell office:value-type="float" office:value="2.3">
            <text:p>2.3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03.8">
            <text:p>1903.8</text:p>
          </table:table-cell>
          <table:table-cell office:value-type="float" office:value="3190.1">
            <text:p>3190.1</text:p>
          </table:table-cell>
          <table:table-cell office:value-type="float" office:value="1901">
            <text:p>1901</text:p>
          </table:table-cell>
          <table:table-cell office:value-type="float" office:value="-67.6">
            <text:p>-67.6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937.3">
            <text:p>1937.3</text:p>
          </table:table-cell>
          <table:table-cell office:value-type="float" office:value="3116.7">
            <text:p>3116.7</text:p>
          </table:table-cell>
          <table:table-cell office:value-type="float" office:value="1901">
            <text:p>1901</text:p>
          </table:table-cell>
          <table:table-cell office:value-type="float" office:value="-60.9">
            <text:p>-60.9</text:p>
          </table:table-cell>
          <table:table-cell office:value-type="float" office:value="1.9">
            <text:p>1.9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935.7">
            <text:p>1935.7</text:p>
          </table:table-cell>
          <table:table-cell office:value-type="float" office:value="3148.5">
            <text:p>3148.5</text:p>
          </table:table-cell>
          <table:table-cell office:value-type="float" office:value="1901">
            <text:p>1901</text:p>
          </table:table-cell>
          <table:table-cell office:value-type="float" office:value="-62.7">
            <text:p>-62.7</text:p>
          </table:table-cell>
          <table:table-cell office:value-type="float" office:value="1.8">
            <text:p>1.8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937.4">
            <text:p>1937.4</text:p>
          </table:table-cell>
          <table:table-cell office:value-type="float" office:value="3177">
            <text:p>3177</text:p>
          </table:table-cell>
          <table:table-cell office:value-type="float" office:value="1901">
            <text:p>1901</text:p>
          </table:table-cell>
          <table:table-cell office:value-type="float" office:value="-64">
            <text:p>-64</text:p>
          </table:table-cell>
          <table:table-cell office:value-type="float" office:value="1.9">
            <text:p>1.9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916.2">
            <text:p>1916.2</text:p>
          </table:table-cell>
          <table:table-cell office:value-type="float" office:value="3134.1">
            <text:p>3134.1</text:p>
          </table:table-cell>
          <table:table-cell office:value-type="float" office:value="1900.9">
            <text:p>1900.9</text:p>
          </table:table-cell>
          <table:table-cell office:value-type="float" office:value="-63.6">
            <text:p>-63.6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911.8">
            <text:p>1911.8</text:p>
          </table:table-cell>
          <table:table-cell office:value-type="float" office:value="3149.2">
            <text:p>3149.2</text:p>
          </table:table-cell>
          <table:table-cell office:value-type="float" office:value="1901">
            <text:p>1901</text:p>
          </table:table-cell>
          <table:table-cell office:value-type="float" office:value="-64.7">
            <text:p>-64.7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927.6">
            <text:p>1927.6</text:p>
          </table:table-cell>
          <table:table-cell office:value-type="float" office:value="3168.6">
            <text:p>3168.6</text:p>
          </table:table-cell>
          <table:table-cell office:value-type="float" office:value="1900.9">
            <text:p>1900.9</text:p>
          </table:table-cell>
          <table:table-cell office:value-type="float" office:value="-64.4">
            <text:p>-64.4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944.4">
            <text:p>1944.4</text:p>
          </table:table-cell>
          <table:table-cell office:value-type="float" office:value="3229">
            <text:p>3229</text:p>
          </table:table-cell>
          <table:table-cell office:value-type="float" office:value="1901">
            <text:p>1901</text:p>
          </table:table-cell>
          <table:table-cell office:value-type="float" office:value="-66.1">
            <text:p>-66.1</text:p>
          </table:table-cell>
          <table:table-cell office:value-type="float" office:value="2.2">
            <text:p>2.2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939.5">
            <text:p>1939.5</text:p>
          </table:table-cell>
          <table:table-cell office:value-type="float" office:value="3293.2">
            <text:p>3293.2</text:p>
          </table:table-cell>
          <table:table-cell office:value-type="float" office:value="1900.9">
            <text:p>1900.9</text:p>
          </table:table-cell>
          <table:table-cell office:value-type="float" office:value="-69.8">
            <text:p>-69.8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933.6">
            <text:p>1933.6</text:p>
          </table:table-cell>
          <table:table-cell office:value-type="float" office:value="3148.9">
            <text:p>3148.9</text:p>
          </table:table-cell>
          <table:table-cell office:value-type="float" office:value="1901">
            <text:p>1901</text:p>
          </table:table-cell>
          <table:table-cell office:value-type="float" office:value="-62.9">
            <text:p>-62.9</text:p>
          </table:table-cell>
          <table:table-cell office:value-type="float" office:value="1.7">
            <text:p>1.7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929.5">
            <text:p>1929.5</text:p>
          </table:table-cell>
          <table:table-cell office:value-type="float" office:value="3136">
            <text:p>3136</text:p>
          </table:table-cell>
          <table:table-cell office:value-type="float" office:value="1900.9">
            <text:p>1900.9</text:p>
          </table:table-cell>
          <table:table-cell office:value-type="float" office:value="-62.5">
            <text:p>-62.5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910.8">
            <text:p>1910.8</text:p>
          </table:table-cell>
          <table:table-cell office:value-type="float" office:value="3187.3">
            <text:p>3187.3</text:p>
          </table:table-cell>
          <table:table-cell office:value-type="float" office:value="1900.9">
            <text:p>1900.9</text:p>
          </table:table-cell>
          <table:table-cell office:value-type="float" office:value="-66.8">
            <text:p>-66.8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941">
            <text:p>1941</text:p>
          </table:table-cell>
          <table:table-cell office:value-type="float" office:value="3214.7">
            <text:p>3214.7</text:p>
          </table:table-cell>
          <table:table-cell office:value-type="float" office:value="1900.9">
            <text:p>1900.9</text:p>
          </table:table-cell>
          <table:table-cell office:value-type="float" office:value="-65.6">
            <text:p>-65.6</text:p>
          </table:table-cell>
          <table:table-cell office:value-type="float" office:value="2.1">
            <text:p>2.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string">
            <text:p>Time</text:p>
          </table:table-cell>
          <table:table-cell table:style-name="ce3" table:number-columns-repeated="5"/>
        </table:table-row>
        <table:table-row table:style-name="ro2">
          <table:table-cell/>
          <table:table-cell table:style-name="ce3" office:value-type="string">
            <text:p>Instancia</text:p>
          </table:table-cell>
          <table:table-cell table:style-name="ce3" office:value-type="string">
            <text:p>MinMin</text:p>
          </table:table-cell>
          <table:table-cell table:style-name="ce3" office:value-type="string">
            <text:p>pMinMin/D</text:p>
          </table:table-cell>
          <table:table-cell table:style-name="ce3" office:value-type="string">
            <text:p>PALS GPU</text:p>
          </table:table-cell>
          <table:table-cell table:style-name="ce3" office:value-type="string">
            <text:p>Speedup pMinMin</text:p>
          </table:table-cell>
          <table:table-cell table:style-name="ce3" office:value-type="string">
            <text:p>Speedup PALS GPU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10.7">
            <text:p>110.7</text:p>
          </table:table-cell>
          <table:table-cell office:value-type="float" office:value="9.7">
            <text:p>9.7</text:p>
          </table:table-cell>
          <table:table-cell office:value-type="float" office:value="21.9">
            <text:p>21.9</text:p>
          </table:table-cell>
          <table:table-cell table:style-name="ce2" table:formula="of:=[.C27]/[.D27]" office:value-type="float" office:value="11.4123711340206">
            <text:p>11.41</text:p>
          </table:table-cell>
          <table:table-cell table:style-name="ce2" table:formula="of:=[.C27]/[.E27]" office:value-type="float" office:value="5.05479452054795">
            <text:p>5.05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10.6">
            <text:p>110.6</text:p>
          </table:table-cell>
          <table:table-cell office:value-type="float" office:value="9.8">
            <text:p>9.8</text:p>
          </table:table-cell>
          <table:table-cell office:value-type="float" office:value="22.2">
            <text:p>22.2</text:p>
          </table:table-cell>
          <table:table-cell table:style-name="ce2" table:formula="of:=[.C28]/[.D28]" office:value-type="float" office:value="11.2857142857143">
            <text:p>11.29</text:p>
          </table:table-cell>
          <table:table-cell table:style-name="ce2" table:formula="of:=[.C28]/[.E28]" office:value-type="float" office:value="4.98198198198198">
            <text:p>4.98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10.6">
            <text:p>110.6</text:p>
          </table:table-cell>
          <table:table-cell office:value-type="float" office:value="9.8">
            <text:p>9.8</text:p>
          </table:table-cell>
          <table:table-cell office:value-type="float" office:value="23">
            <text:p>23</text:p>
          </table:table-cell>
          <table:table-cell table:style-name="ce2" table:formula="of:=[.C29]/[.D29]" office:value-type="float" office:value="11.2857142857143">
            <text:p>11.29</text:p>
          </table:table-cell>
          <table:table-cell table:style-name="ce2" table:formula="of:=[.C29]/[.E29]" office:value-type="float" office:value="4.80869565217391">
            <text:p>4.8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10.7">
            <text:p>110.7</text:p>
          </table:table-cell>
          <table:table-cell office:value-type="float" office:value="9.9">
            <text:p>9.9</text:p>
          </table:table-cell>
          <table:table-cell office:value-type="float" office:value="21.5">
            <text:p>21.5</text:p>
          </table:table-cell>
          <table:table-cell table:style-name="ce2" table:formula="of:=[.C30]/[.D30]" office:value-type="float" office:value="11.1818181818182">
            <text:p>11.18</text:p>
          </table:table-cell>
          <table:table-cell table:style-name="ce2" table:formula="of:=[.C30]/[.E30]" office:value-type="float" office:value="5.14883720930233">
            <text:p>5.1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11.2">
            <text:p>111.2</text:p>
          </table:table-cell>
          <table:table-cell office:value-type="float" office:value="9.8">
            <text:p>9.8</text:p>
          </table:table-cell>
          <table:table-cell office:value-type="float" office:value="21.9">
            <text:p>21.9</text:p>
          </table:table-cell>
          <table:table-cell table:style-name="ce2" table:formula="of:=[.C31]/[.D31]" office:value-type="float" office:value="11.3469387755102">
            <text:p>11.35</text:p>
          </table:table-cell>
          <table:table-cell table:style-name="ce2" table:formula="of:=[.C31]/[.E31]" office:value-type="float" office:value="5.07762557077626">
            <text:p>5.08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11.4">
            <text:p>111.4</text:p>
          </table:table-cell>
          <table:table-cell office:value-type="float" office:value="10">
            <text:p>10</text:p>
          </table:table-cell>
          <table:table-cell office:value-type="float" office:value="22.4">
            <text:p>22.4</text:p>
          </table:table-cell>
          <table:table-cell table:style-name="ce2" table:formula="of:=[.C32]/[.D32]" office:value-type="float" office:value="11.14">
            <text:p>11.14</text:p>
          </table:table-cell>
          <table:table-cell table:style-name="ce2" table:formula="of:=[.C32]/[.E32]" office:value-type="float" office:value="4.97321428571429">
            <text:p>4.97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11.3">
            <text:p>111.3</text:p>
          </table:table-cell>
          <table:table-cell office:value-type="float" office:value="9.8">
            <text:p>9.8</text:p>
          </table:table-cell>
          <table:table-cell office:value-type="float" office:value="22.8">
            <text:p>22.8</text:p>
          </table:table-cell>
          <table:table-cell table:style-name="ce2" table:formula="of:=[.C33]/[.D33]" office:value-type="float" office:value="11.3571428571429">
            <text:p>11.36</text:p>
          </table:table-cell>
          <table:table-cell table:style-name="ce2" table:formula="of:=[.C33]/[.E33]" office:value-type="float" office:value="4.88157894736842">
            <text:p>4.88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11.3">
            <text:p>111.3</text:p>
          </table:table-cell>
          <table:table-cell office:value-type="float" office:value="9.9">
            <text:p>9.9</text:p>
          </table:table-cell>
          <table:table-cell office:value-type="float" office:value="22.8">
            <text:p>22.8</text:p>
          </table:table-cell>
          <table:table-cell table:style-name="ce2" table:formula="of:=[.C34]/[.D34]" office:value-type="float" office:value="11.2424242424242">
            <text:p>11.24</text:p>
          </table:table-cell>
          <table:table-cell table:style-name="ce2" table:formula="of:=[.C34]/[.E34]" office:value-type="float" office:value="4.88157894736842">
            <text:p>4.88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11.1">
            <text:p>111.1</text:p>
          </table:table-cell>
          <table:table-cell office:value-type="float" office:value="9.8">
            <text:p>9.8</text:p>
          </table:table-cell>
          <table:table-cell office:value-type="float" office:value="22.2">
            <text:p>22.2</text:p>
          </table:table-cell>
          <table:table-cell table:style-name="ce2" table:formula="of:=[.C35]/[.D35]" office:value-type="float" office:value="11.3367346938775">
            <text:p>11.34</text:p>
          </table:table-cell>
          <table:table-cell table:style-name="ce2" table:formula="of:=[.C35]/[.E35]" office:value-type="float" office:value="5.00450450450451">
            <text:p>5.0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10.7">
            <text:p>110.7</text:p>
          </table:table-cell>
          <table:table-cell office:value-type="float" office:value="9.9">
            <text:p>9.9</text:p>
          </table:table-cell>
          <table:table-cell office:value-type="float" office:value="21.6">
            <text:p>21.6</text:p>
          </table:table-cell>
          <table:table-cell table:style-name="ce2" table:formula="of:=[.C36]/[.D36]" office:value-type="float" office:value="11.1818181818182">
            <text:p>11.18</text:p>
          </table:table-cell>
          <table:table-cell table:style-name="ce2" table:formula="of:=[.C36]/[.E36]" office:value-type="float" office:value="5.125">
            <text:p>5.13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10.8">
            <text:p>110.8</text:p>
          </table:table-cell>
          <table:table-cell office:value-type="float" office:value="9.7">
            <text:p>9.7</text:p>
          </table:table-cell>
          <table:table-cell office:value-type="float" office:value="21.7">
            <text:p>21.7</text:p>
          </table:table-cell>
          <table:table-cell table:style-name="ce2" table:formula="of:=[.C37]/[.D37]" office:value-type="float" office:value="11.4226804123711">
            <text:p>11.42</text:p>
          </table:table-cell>
          <table:table-cell table:style-name="ce2" table:formula="of:=[.C37]/[.E37]" office:value-type="float" office:value="5.10599078341014">
            <text:p>5.11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10.9">
            <text:p>110.9</text:p>
          </table:table-cell>
          <table:table-cell office:value-type="float" office:value="9.9">
            <text:p>9.9</text:p>
          </table:table-cell>
          <table:table-cell office:value-type="float" office:value="21.7">
            <text:p>21.7</text:p>
          </table:table-cell>
          <table:table-cell table:style-name="ce2" table:formula="of:=[.C38]/[.D38]" office:value-type="float" office:value="11.2020202020202">
            <text:p>11.20</text:p>
          </table:table-cell>
          <table:table-cell table:style-name="ce2" table:formula="of:=[.C38]/[.E38]" office:value-type="float" office:value="5.11059907834101">
            <text:p>5.11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10.7">
            <text:p>110.7</text:p>
          </table:table-cell>
          <table:table-cell office:value-type="float" office:value="9.9">
            <text:p>9.9</text:p>
          </table:table-cell>
          <table:table-cell office:value-type="float" office:value="21">
            <text:p>21</text:p>
          </table:table-cell>
          <table:table-cell table:style-name="ce2" table:formula="of:=[.C39]/[.D39]" office:value-type="float" office:value="11.1818181818182">
            <text:p>11.18</text:p>
          </table:table-cell>
          <table:table-cell table:style-name="ce2" table:formula="of:=[.C39]/[.E39]" office:value-type="float" office:value="5.27142857142857">
            <text:p>5.27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10.8">
            <text:p>110.8</text:p>
          </table:table-cell>
          <table:table-cell office:value-type="float" office:value="10.5">
            <text:p>10.5</text:p>
          </table:table-cell>
          <table:table-cell office:value-type="float" office:value="22.2">
            <text:p>22.2</text:p>
          </table:table-cell>
          <table:table-cell table:style-name="ce2" table:formula="of:=[.C40]/[.D40]" office:value-type="float" office:value="10.552380952381">
            <text:p>10.55</text:p>
          </table:table-cell>
          <table:table-cell table:style-name="ce2" table:formula="of:=[.C40]/[.E40]" office:value-type="float" office:value="4.99099099099099">
            <text:p>4.99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10.5">
            <text:p>110.5</text:p>
          </table:table-cell>
          <table:table-cell office:value-type="float" office:value="9.8">
            <text:p>9.8</text:p>
          </table:table-cell>
          <table:table-cell office:value-type="float" office:value="23.5">
            <text:p>23.5</text:p>
          </table:table-cell>
          <table:table-cell table:style-name="ce2" table:formula="of:=[.C41]/[.D41]" office:value-type="float" office:value="11.2755102040816">
            <text:p>11.28</text:p>
          </table:table-cell>
          <table:table-cell table:style-name="ce2" table:formula="of:=[.C41]/[.E41]" office:value-type="float" office:value="4.70212765957447">
            <text:p>4.70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10.8">
            <text:p>110.8</text:p>
          </table:table-cell>
          <table:table-cell office:value-type="float" office:value="10.1">
            <text:p>10.1</text:p>
          </table:table-cell>
          <table:table-cell office:value-type="float" office:value="22.5">
            <text:p>22.5</text:p>
          </table:table-cell>
          <table:table-cell table:style-name="ce2" table:formula="of:=[.C42]/[.D42]" office:value-type="float" office:value="10.970297029703">
            <text:p>10.97</text:p>
          </table:table-cell>
          <table:table-cell table:style-name="ce2" table:formula="of:=[.C42]/[.E42]" office:value-type="float" office:value="4.92444444444444">
            <text:p>4.92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11.3">
            <text:p>111.3</text:p>
          </table:table-cell>
          <table:table-cell office:value-type="float" office:value="10.1">
            <text:p>10.1</text:p>
          </table:table-cell>
          <table:table-cell office:value-type="float" office:value="21.1">
            <text:p>21.1</text:p>
          </table:table-cell>
          <table:table-cell table:style-name="ce2" table:formula="of:=[.C43]/[.D43]" office:value-type="float" office:value="11.019801980198">
            <text:p>11.02</text:p>
          </table:table-cell>
          <table:table-cell table:style-name="ce2" table:formula="of:=[.C43]/[.E43]" office:value-type="float" office:value="5.27488151658768">
            <text:p>5.27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11.3">
            <text:p>111.3</text:p>
          </table:table-cell>
          <table:table-cell office:value-type="float" office:value="10">
            <text:p>10</text:p>
          </table:table-cell>
          <table:table-cell office:value-type="float" office:value="21.6">
            <text:p>21.6</text:p>
          </table:table-cell>
          <table:table-cell table:style-name="ce2" table:formula="of:=[.C44]/[.D44]" office:value-type="float" office:value="11.13">
            <text:p>11.13</text:p>
          </table:table-cell>
          <table:table-cell table:style-name="ce2" table:formula="of:=[.C44]/[.E44]" office:value-type="float" office:value="5.15277777777778">
            <text:p>5.15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11.2">
            <text:p>111.2</text:p>
          </table:table-cell>
          <table:table-cell office:value-type="float" office:value="9.8">
            <text:p>9.8</text:p>
          </table:table-cell>
          <table:table-cell office:value-type="float" office:value="21.2">
            <text:p>21.2</text:p>
          </table:table-cell>
          <table:table-cell table:style-name="ce2" table:formula="of:=[.C45]/[.D45]" office:value-type="float" office:value="11.3469387755102">
            <text:p>11.35</text:p>
          </table:table-cell>
          <table:table-cell table:style-name="ce2" table:formula="of:=[.C45]/[.E45]" office:value-type="float" office:value="5.24528301886793">
            <text:p>5.25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11.1">
            <text:p>111.1</text:p>
          </table:table-cell>
          <table:table-cell office:value-type="float" office:value="9.9">
            <text:p>9.9</text:p>
          </table:table-cell>
          <table:table-cell office:value-type="float" office:value="20.7">
            <text:p>20.7</text:p>
          </table:table-cell>
          <table:table-cell table:style-name="ce2" table:formula="of:=[.C46]/[.D46]" office:value-type="float" office:value="11.2222222222222">
            <text:p>11.22</text:p>
          </table:table-cell>
          <table:table-cell table:style-name="ce2" table:formula="of:=[.C46]/[.E46]" office:value-type="float" office:value="5.36714975845411">
            <text:p>5.37</text:p>
          </table:table-cell>
        </table:table-row>
        <table:table-row table:style-name="ro1">
          <table:table-cell table:number-columns-repeated="6"/>
          <table:table-cell table:formula="of:=AVERAGE([.G27:.G46])" office:value-type="float" office:value="5.05417426098076">
            <text:p>5.054174261</text:p>
          </table:table-cell>
        </table:table-row>
        <table:table-row table:style-name="ro1" table:number-rows-repeated="104852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32768x1024.speedup" table:style-name="ta1">
        <table:table-column table:style-name="co1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table:style-name="ce3" office:value-type="string">
            <text:p>Makespan</text:p>
          </table:table-cell>
          <table:table-cell table:style-name="ce3" table:number-columns-repeated="5"/>
        </table:table-row>
        <table:table-row table:style-name="ro2">
          <table:table-cell/>
          <table:table-cell table:style-name="ce3" office:value-type="string">
            <text:p>Instancia</text:p>
          </table:table-cell>
          <table:table-cell table:style-name="ce3" office:value-type="string">
            <text:p>MinMin</text:p>
          </table:table-cell>
          <table:table-cell table:style-name="ce3" office:value-type="string">
            <text:p>pMinMin/D</text:p>
          </table:table-cell>
          <table:table-cell table:style-name="ce3" office:value-type="string">
            <text:p>PALS GPU</text:p>
          </table:table-cell>
          <table:table-cell table:style-name="ce3" office:value-type="string">
            <text:p>Improv. pMinMin vs MinMin</text:p>
          </table:table-cell>
          <table:table-cell table:style-name="ce3" office:value-type="string">
            <text:p>Improv. PALS GPU vs MinMin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96.2">
            <text:p>1996.2</text:p>
          </table:table-cell>
          <table:table-cell office:value-type="float" office:value="3339">
            <text:p>3339</text:p>
          </table:table-cell>
          <table:table-cell office:value-type="float" office:value="1970.9">
            <text:p>1970.9</text:p>
          </table:table-cell>
          <table:table-cell office:value-type="float" office:value="-67.3">
            <text:p>-67.3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979">
            <text:p>1979</text:p>
          </table:table-cell>
          <table:table-cell office:value-type="float" office:value="3319.9">
            <text:p>3319.9</text:p>
          </table:table-cell>
          <table:table-cell office:value-type="float" office:value="1970.9">
            <text:p>1970.9</text:p>
          </table:table-cell>
          <table:table-cell office:value-type="float" office:value="-67.8">
            <text:p>-67.8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980.7">
            <text:p>1980.7</text:p>
          </table:table-cell>
          <table:table-cell office:value-type="float" office:value="3320.3">
            <text:p>3320.3</text:p>
          </table:table-cell>
          <table:table-cell office:value-type="float" office:value="1970.9">
            <text:p>1970.9</text:p>
          </table:table-cell>
          <table:table-cell office:value-type="float" office:value="-67.6">
            <text:p>-67.6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982.8">
            <text:p>1982.8</text:p>
          </table:table-cell>
          <table:table-cell office:value-type="float" office:value="3343.9">
            <text:p>3343.9</text:p>
          </table:table-cell>
          <table:table-cell office:value-type="float" office:value="1970.8">
            <text:p>1970.8</text:p>
          </table:table-cell>
          <table:table-cell office:value-type="float" office:value="-68.6">
            <text:p>-68.6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971.9">
            <text:p>1971.9</text:p>
          </table:table-cell>
          <table:table-cell office:value-type="float" office:value="3279">
            <text:p>3279</text:p>
          </table:table-cell>
          <table:table-cell office:value-type="float" office:value="1971">
            <text:p>1971</text:p>
          </table:table-cell>
          <table:table-cell office:value-type="float" office:value="-66.3">
            <text:p>-66.3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973.4">
            <text:p>1973.4</text:p>
          </table:table-cell>
          <table:table-cell office:value-type="float" office:value="3276.9">
            <text:p>3276.9</text:p>
          </table:table-cell>
          <table:table-cell office:value-type="float" office:value="1971">
            <text:p>1971</text:p>
          </table:table-cell>
          <table:table-cell office:value-type="float" office:value="-66.1">
            <text:p>-66.1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991">
            <text:p>1991</text:p>
          </table:table-cell>
          <table:table-cell office:value-type="float" office:value="3353.7">
            <text:p>3353.7</text:p>
          </table:table-cell>
          <table:table-cell office:value-type="float" office:value="1971">
            <text:p>1971</text:p>
          </table:table-cell>
          <table:table-cell office:value-type="float" office:value="-68.4">
            <text:p>-68.4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91.8">
            <text:p>1991.8</text:p>
          </table:table-cell>
          <table:table-cell office:value-type="float" office:value="3308.9">
            <text:p>3308.9</text:p>
          </table:table-cell>
          <table:table-cell office:value-type="float" office:value="1970.9">
            <text:p>1970.9</text:p>
          </table:table-cell>
          <table:table-cell office:value-type="float" office:value="-66.1">
            <text:p>-66.1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994.8">
            <text:p>1994.8</text:p>
          </table:table-cell>
          <table:table-cell office:value-type="float" office:value="3337.9">
            <text:p>3337.9</text:p>
          </table:table-cell>
          <table:table-cell office:value-type="float" office:value="1970.9">
            <text:p>1970.9</text:p>
          </table:table-cell>
          <table:table-cell office:value-type="float" office:value="-67.3">
            <text:p>-67.3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997.1">
            <text:p>1997.1</text:p>
          </table:table-cell>
          <table:table-cell office:value-type="float" office:value="3340.4">
            <text:p>3340.4</text:p>
          </table:table-cell>
          <table:table-cell office:value-type="float" office:value="1971">
            <text:p>1971</text:p>
          </table:table-cell>
          <table:table-cell office:value-type="float" office:value="-67.3">
            <text:p>-67.3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975.8">
            <text:p>1975.8</text:p>
          </table:table-cell>
          <table:table-cell office:value-type="float" office:value="3272.3">
            <text:p>3272.3</text:p>
          </table:table-cell>
          <table:table-cell office:value-type="float" office:value="1970.9">
            <text:p>1970.9</text:p>
          </table:table-cell>
          <table:table-cell office:value-type="float" office:value="-65.6">
            <text:p>-65.6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974.2">
            <text:p>1974.2</text:p>
          </table:table-cell>
          <table:table-cell office:value-type="float" office:value="3305.4">
            <text:p>3305.4</text:p>
          </table:table-cell>
          <table:table-cell office:value-type="float" office:value="1970.9">
            <text:p>1970.9</text:p>
          </table:table-cell>
          <table:table-cell office:value-type="float" office:value="-67.4">
            <text:p>-67.4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978.6">
            <text:p>1978.6</text:p>
          </table:table-cell>
          <table:table-cell office:value-type="float" office:value="3285.9">
            <text:p>3285.9</text:p>
          </table:table-cell>
          <table:table-cell office:value-type="float" office:value="1970.9">
            <text:p>1970.9</text:p>
          </table:table-cell>
          <table:table-cell office:value-type="float" office:value="-66.1">
            <text:p>-66.1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988.1">
            <text:p>1988.1</text:p>
          </table:table-cell>
          <table:table-cell office:value-type="float" office:value="3329.6">
            <text:p>3329.6</text:p>
          </table:table-cell>
          <table:table-cell office:value-type="float" office:value="1971">
            <text:p>1971</text:p>
          </table:table-cell>
          <table:table-cell office:value-type="float" office:value="-67.5">
            <text:p>-67.5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972.1">
            <text:p>1972.1</text:p>
          </table:table-cell>
          <table:table-cell office:value-type="float" office:value="3285">
            <text:p>3285</text:p>
          </table:table-cell>
          <table:table-cell office:value-type="float" office:value="1971">
            <text:p>1971</text:p>
          </table:table-cell>
          <table:table-cell office:value-type="float" office:value="-66.6">
            <text:p>-66.6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979.3">
            <text:p>1979.3</text:p>
          </table:table-cell>
          <table:table-cell office:value-type="float" office:value="3327.5">
            <text:p>3327.5</text:p>
          </table:table-cell>
          <table:table-cell office:value-type="float" office:value="1971">
            <text:p>1971</text:p>
          </table:table-cell>
          <table:table-cell office:value-type="float" office:value="-68.1">
            <text:p>-68.1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991.8">
            <text:p>1991.8</text:p>
          </table:table-cell>
          <table:table-cell office:value-type="float" office:value="3305.4">
            <text:p>3305.4</text:p>
          </table:table-cell>
          <table:table-cell office:value-type="float" office:value="1971">
            <text:p>1971</text:p>
          </table:table-cell>
          <table:table-cell office:value-type="float" office:value="-66">
            <text:p>-6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986.8">
            <text:p>1986.8</text:p>
          </table:table-cell>
          <table:table-cell office:value-type="float" office:value="3348.3">
            <text:p>3348.3</text:p>
          </table:table-cell>
          <table:table-cell office:value-type="float" office:value="1970.9">
            <text:p>1970.9</text:p>
          </table:table-cell>
          <table:table-cell office:value-type="float" office:value="-68.5">
            <text:p>-68.5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975.2">
            <text:p>1975.2</text:p>
          </table:table-cell>
          <table:table-cell office:value-type="float" office:value="3255.3">
            <text:p>3255.3</text:p>
          </table:table-cell>
          <table:table-cell office:value-type="float" office:value="1970.9">
            <text:p>1970.9</text:p>
          </table:table-cell>
          <table:table-cell office:value-type="float" office:value="-64.8">
            <text:p>-64.8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991.7">
            <text:p>1991.7</text:p>
          </table:table-cell>
          <table:table-cell office:value-type="float" office:value="3277.1">
            <text:p>3277.1</text:p>
          </table:table-cell>
          <table:table-cell office:value-type="float" office:value="1970.9">
            <text:p>1970.9</text:p>
          </table:table-cell>
          <table:table-cell office:value-type="float" office:value="-64.5">
            <text:p>-64.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string">
            <text:p>Time</text:p>
          </table:table-cell>
          <table:table-cell table:style-name="ce3" table:number-columns-repeated="5"/>
        </table:table-row>
        <table:table-row table:style-name="ro2">
          <table:table-cell/>
          <table:table-cell table:style-name="ce3" office:value-type="string">
            <text:p>Instancia</text:p>
          </table:table-cell>
          <table:table-cell table:style-name="ce3" office:value-type="string">
            <text:p>MinMin</text:p>
          </table:table-cell>
          <table:table-cell table:style-name="ce3" office:value-type="string">
            <text:p>pMinMin/D</text:p>
          </table:table-cell>
          <table:table-cell table:style-name="ce3" office:value-type="string">
            <text:p>PALS GPU</text:p>
          </table:table-cell>
          <table:table-cell table:style-name="ce3" office:value-type="string">
            <text:p>Speedup pMinMin</text:p>
          </table:table-cell>
          <table:table-cell table:style-name="ce3" office:value-type="string">
            <text:p>Speedup PALS GPU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39.8">
            <text:p>839.8</text:p>
          </table:table-cell>
          <table:table-cell office:value-type="float" office:value="88">
            <text:p>88</text:p>
          </table:table-cell>
          <table:table-cell office:value-type="float" office:value="111.6">
            <text:p>111.6</text:p>
          </table:table-cell>
          <table:table-cell table:style-name="ce2" table:formula="of:=[.C27]/[.D27]" office:value-type="float" office:value="9.54318181818182">
            <text:p>9.54</text:p>
          </table:table-cell>
          <table:table-cell table:style-name="ce2" table:formula="of:=[.C27]/[.E27]" office:value-type="float" office:value="7.52508960573477">
            <text:p>7.5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838.8">
            <text:p>838.8</text:p>
          </table:table-cell>
          <table:table-cell office:value-type="float" office:value="99.9">
            <text:p>99.9</text:p>
          </table:table-cell>
          <table:table-cell office:value-type="float" office:value="123.2">
            <text:p>123.2</text:p>
          </table:table-cell>
          <table:table-cell table:style-name="ce2" table:formula="of:=[.C28]/[.D28]" office:value-type="float" office:value="8.3963963963964">
            <text:p>8.40</text:p>
          </table:table-cell>
          <table:table-cell table:style-name="ce2" table:formula="of:=[.C28]/[.E28]" office:value-type="float" office:value="6.80844155844156">
            <text:p>6.8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842.5">
            <text:p>842.5</text:p>
          </table:table-cell>
          <table:table-cell office:value-type="float" office:value="101.8">
            <text:p>101.8</text:p>
          </table:table-cell>
          <table:table-cell office:value-type="float" office:value="111.8">
            <text:p>111.8</text:p>
          </table:table-cell>
          <table:table-cell table:style-name="ce2" table:formula="of:=[.C29]/[.D29]" office:value-type="float" office:value="8.27603143418468">
            <text:p>8.28</text:p>
          </table:table-cell>
          <table:table-cell table:style-name="ce2" table:formula="of:=[.C29]/[.E29]" office:value-type="float" office:value="7.53577817531306">
            <text:p>7.54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841.7">
            <text:p>841.7</text:p>
          </table:table-cell>
          <table:table-cell office:value-type="float" office:value="105.9">
            <text:p>105.9</text:p>
          </table:table-cell>
          <table:table-cell office:value-type="float" office:value="123.4">
            <text:p>123.4</text:p>
          </table:table-cell>
          <table:table-cell table:style-name="ce2" table:formula="of:=[.C30]/[.D30]" office:value-type="float" office:value="7.9480642115203">
            <text:p>7.95</text:p>
          </table:table-cell>
          <table:table-cell table:style-name="ce2" table:formula="of:=[.C30]/[.E30]" office:value-type="float" office:value="6.82090761750405">
            <text:p>6.82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845.3">
            <text:p>845.3</text:p>
          </table:table-cell>
          <table:table-cell office:value-type="float" office:value="109.7">
            <text:p>109.7</text:p>
          </table:table-cell>
          <table:table-cell office:value-type="float" office:value="117">
            <text:p>117</text:p>
          </table:table-cell>
          <table:table-cell table:style-name="ce2" table:formula="of:=[.C31]/[.D31]" office:value-type="float" office:value="7.70556061987238">
            <text:p>7.71</text:p>
          </table:table-cell>
          <table:table-cell table:style-name="ce2" table:formula="of:=[.C31]/[.E31]" office:value-type="float" office:value="7.22478632478632">
            <text:p>7.22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834.6">
            <text:p>834.6</text:p>
          </table:table-cell>
          <table:table-cell office:value-type="float" office:value="96.3">
            <text:p>96.3</text:p>
          </table:table-cell>
          <table:table-cell office:value-type="float" office:value="118.1">
            <text:p>118.1</text:p>
          </table:table-cell>
          <table:table-cell table:style-name="ce2" table:formula="of:=[.C32]/[.D32]" office:value-type="float" office:value="8.66666666666667">
            <text:p>8.67</text:p>
          </table:table-cell>
          <table:table-cell table:style-name="ce2" table:formula="of:=[.C32]/[.E32]" office:value-type="float" office:value="7.06689246401355">
            <text:p>7.07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837.4">
            <text:p>837.4</text:p>
          </table:table-cell>
          <table:table-cell office:value-type="float" office:value="98">
            <text:p>98</text:p>
          </table:table-cell>
          <table:table-cell office:value-type="float" office:value="114.7">
            <text:p>114.7</text:p>
          </table:table-cell>
          <table:table-cell table:style-name="ce2" table:formula="of:=[.C33]/[.D33]" office:value-type="float" office:value="8.54489795918367">
            <text:p>8.54</text:p>
          </table:table-cell>
          <table:table-cell table:style-name="ce2" table:formula="of:=[.C33]/[.E33]" office:value-type="float" office:value="7.30078465562336">
            <text:p>7.30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843.2">
            <text:p>843.2</text:p>
          </table:table-cell>
          <table:table-cell office:value-type="float" office:value="107.7">
            <text:p>107.7</text:p>
          </table:table-cell>
          <table:table-cell office:value-type="float" office:value="111.2">
            <text:p>111.2</text:p>
          </table:table-cell>
          <table:table-cell table:style-name="ce2" table:formula="of:=[.C34]/[.D34]" office:value-type="float" office:value="7.82915506035283">
            <text:p>7.83</text:p>
          </table:table-cell>
          <table:table-cell table:style-name="ce2" table:formula="of:=[.C34]/[.E34]" office:value-type="float" office:value="7.58273381294964">
            <text:p>7.58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838.4">
            <text:p>838.4</text:p>
          </table:table-cell>
          <table:table-cell office:value-type="float" office:value="111">
            <text:p>111</text:p>
          </table:table-cell>
          <table:table-cell office:value-type="float" office:value="118.2">
            <text:p>118.2</text:p>
          </table:table-cell>
          <table:table-cell table:style-name="ce2" table:formula="of:=[.C35]/[.D35]" office:value-type="float" office:value="7.55315315315315">
            <text:p>7.55</text:p>
          </table:table-cell>
          <table:table-cell table:style-name="ce2" table:formula="of:=[.C35]/[.E35]" office:value-type="float" office:value="7.09306260575296">
            <text:p>7.09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839.3">
            <text:p>839.3</text:p>
          </table:table-cell>
          <table:table-cell office:value-type="float" office:value="100.4">
            <text:p>100.4</text:p>
          </table:table-cell>
          <table:table-cell office:value-type="float" office:value="120.4">
            <text:p>120.4</text:p>
          </table:table-cell>
          <table:table-cell table:style-name="ce2" table:formula="of:=[.C36]/[.D36]" office:value-type="float" office:value="8.35956175298805">
            <text:p>8.36</text:p>
          </table:table-cell>
          <table:table-cell table:style-name="ce2" table:formula="of:=[.C36]/[.E36]" office:value-type="float" office:value="6.97093023255814">
            <text:p>6.97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840.4">
            <text:p>840.4</text:p>
          </table:table-cell>
          <table:table-cell office:value-type="float" office:value="111.6">
            <text:p>111.6</text:p>
          </table:table-cell>
          <table:table-cell office:value-type="float" office:value="124.2">
            <text:p>124.2</text:p>
          </table:table-cell>
          <table:table-cell table:style-name="ce2" table:formula="of:=[.C37]/[.D37]" office:value-type="float" office:value="7.53046594982079">
            <text:p>7.53</text:p>
          </table:table-cell>
          <table:table-cell table:style-name="ce2" table:formula="of:=[.C37]/[.E37]" office:value-type="float" office:value="6.76650563607085">
            <text:p>6.77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838.7">
            <text:p>838.7</text:p>
          </table:table-cell>
          <table:table-cell office:value-type="float" office:value="106.8">
            <text:p>106.8</text:p>
          </table:table-cell>
          <table:table-cell office:value-type="float" office:value="117.5">
            <text:p>117.5</text:p>
          </table:table-cell>
          <table:table-cell table:style-name="ce2" table:formula="of:=[.C38]/[.D38]" office:value-type="float" office:value="7.85299625468165">
            <text:p>7.85</text:p>
          </table:table-cell>
          <table:table-cell table:style-name="ce2" table:formula="of:=[.C38]/[.E38]" office:value-type="float" office:value="7.13787234042553">
            <text:p>7.14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843.1">
            <text:p>843.1</text:p>
          </table:table-cell>
          <table:table-cell office:value-type="float" office:value="115.4">
            <text:p>115.4</text:p>
          </table:table-cell>
          <table:table-cell office:value-type="float" office:value="113.6">
            <text:p>113.6</text:p>
          </table:table-cell>
          <table:table-cell table:style-name="ce2" table:formula="of:=[.C39]/[.D39]" office:value-type="float" office:value="7.30589254766031">
            <text:p>7.31</text:p>
          </table:table-cell>
          <table:table-cell table:style-name="ce2" table:formula="of:=[.C39]/[.E39]" office:value-type="float" office:value="7.42165492957747">
            <text:p>7.42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841.8">
            <text:p>841.8</text:p>
          </table:table-cell>
          <table:table-cell office:value-type="float" office:value="106.4">
            <text:p>106.4</text:p>
          </table:table-cell>
          <table:table-cell office:value-type="float" office:value="118.8">
            <text:p>118.8</text:p>
          </table:table-cell>
          <table:table-cell table:style-name="ce2" table:formula="of:=[.C40]/[.D40]" office:value-type="float" office:value="7.91165413533835">
            <text:p>7.91</text:p>
          </table:table-cell>
          <table:table-cell table:style-name="ce2" table:formula="of:=[.C40]/[.E40]" office:value-type="float" office:value="7.08585858585859">
            <text:p>7.09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844">
            <text:p>844</text:p>
          </table:table-cell>
          <table:table-cell office:value-type="float" office:value="105.6">
            <text:p>105.6</text:p>
          </table:table-cell>
          <table:table-cell office:value-type="float" office:value="128.8">
            <text:p>128.8</text:p>
          </table:table-cell>
          <table:table-cell table:style-name="ce2" table:formula="of:=[.C41]/[.D41]" office:value-type="float" office:value="7.99242424242424">
            <text:p>7.99</text:p>
          </table:table-cell>
          <table:table-cell table:style-name="ce2" table:formula="of:=[.C41]/[.E41]" office:value-type="float" office:value="6.5527950310559">
            <text:p>6.55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834.9">
            <text:p>834.9</text:p>
          </table:table-cell>
          <table:table-cell office:value-type="float" office:value="106">
            <text:p>106</text:p>
          </table:table-cell>
          <table:table-cell office:value-type="float" office:value="113.1">
            <text:p>113.1</text:p>
          </table:table-cell>
          <table:table-cell table:style-name="ce2" table:formula="of:=[.C42]/[.D42]" office:value-type="float" office:value="7.87641509433962">
            <text:p>7.88</text:p>
          </table:table-cell>
          <table:table-cell table:style-name="ce2" table:formula="of:=[.C42]/[.E42]" office:value-type="float" office:value="7.38196286472149">
            <text:p>7.38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837.6">
            <text:p>837.6</text:p>
          </table:table-cell>
          <table:table-cell office:value-type="float" office:value="101.6">
            <text:p>101.6</text:p>
          </table:table-cell>
          <table:table-cell office:value-type="float" office:value="124.7">
            <text:p>124.7</text:p>
          </table:table-cell>
          <table:table-cell table:style-name="ce2" table:formula="of:=[.C43]/[.D43]" office:value-type="float" office:value="8.24409448818898">
            <text:p>8.24</text:p>
          </table:table-cell>
          <table:table-cell table:style-name="ce2" table:formula="of:=[.C43]/[.E43]" office:value-type="float" office:value="6.71692060946271">
            <text:p>6.72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842.7">
            <text:p>842.7</text:p>
          </table:table-cell>
          <table:table-cell office:value-type="float" office:value="102.6">
            <text:p>102.6</text:p>
          </table:table-cell>
          <table:table-cell office:value-type="float" office:value="121.3">
            <text:p>121.3</text:p>
          </table:table-cell>
          <table:table-cell table:style-name="ce2" table:formula="of:=[.C44]/[.D44]" office:value-type="float" office:value="8.21345029239766">
            <text:p>8.21</text:p>
          </table:table-cell>
          <table:table-cell table:style-name="ce2" table:formula="of:=[.C44]/[.E44]" office:value-type="float" office:value="6.94723825226711">
            <text:p>6.95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838.8">
            <text:p>838.8</text:p>
          </table:table-cell>
          <table:table-cell office:value-type="float" office:value="111.5">
            <text:p>111.5</text:p>
          </table:table-cell>
          <table:table-cell office:value-type="float" office:value="116.2">
            <text:p>116.2</text:p>
          </table:table-cell>
          <table:table-cell table:style-name="ce2" table:formula="of:=[.C45]/[.D45]" office:value-type="float" office:value="7.52286995515695">
            <text:p>7.52</text:p>
          </table:table-cell>
          <table:table-cell table:style-name="ce2" table:formula="of:=[.C45]/[.E45]" office:value-type="float" office:value="7.21858864027539">
            <text:p>7.22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840">
            <text:p>840</text:p>
          </table:table-cell>
          <table:table-cell office:value-type="float" office:value="101.4">
            <text:p>101.4</text:p>
          </table:table-cell>
          <table:table-cell office:value-type="float" office:value="107">
            <text:p>107</text:p>
          </table:table-cell>
          <table:table-cell table:style-name="ce2" table:formula="of:=[.C46]/[.D46]" office:value-type="float" office:value="8.28402366863905">
            <text:p>8.28</text:p>
          </table:table-cell>
          <table:table-cell table:style-name="ce2" table:formula="of:=[.C46]/[.E46]" office:value-type="float" office:value="7.85046728971963">
            <text:p>7.85</text:p>
          </table:table-cell>
        </table:table-row>
        <table:table-row table:style-name="ro1">
          <table:table-cell table:number-columns-repeated="6"/>
          <table:table-cell table:formula="of:=AVERAGE([.G27:.G46])" office:value-type="float" office:value="7.1504635616056">
            <text:p>7.1504635616</text:p>
          </table:table-cell>
        </table:table-row>
        <table:table-row table:style-name="ro1" table:number-rows-repeated="104852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Iturriaga</meta:initial-creator>
    <meta:creation-date>2012-05-16T11:20:59</meta:creation-date>
    <dc:date>2012-05-17T19:23:33</dc:date>
    <dc:creator>Santiago Iturriaga</dc:creator>
    <meta:editing-duration>PT1H13M50S</meta:editing-duration>
    <meta:editing-cycles>10</meta:editing-cycles>
    <meta:generator>LibreOffice/3.5$Linux_X86_64 LibreOffice_project/350m1$Build-2</meta:generator>
    <meta:document-statistic meta:table-count="4" meta:cell-count="7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96cm" svg:y="4.201cm" style:legend-expansion="high" chart:style-name="ch2"/>
        <chart:plot-area chart:style-name="ch3" table:cell-range-address="Speedup.B3:Speedup.B6 Speedup.C4:Speedup.C6" chart:data-source-has-labels="both" svg:x="0.77cm" svg:y="0.855cm" svg:width="12.486cm" svg:height="7.545cm">
          <chartooo:coordinate-region svg:x="1.682cm" svg:y="1.054cm" svg:width="11.574cm" svg:height="6.699cm"/>
          <chart:axis chart:dimension="x" chart:name="primary-x" chart:style-name="ch4" chartooo:axis-type="auto">
            <chartooo:date-scale/>
            <chart:categories table:cell-range-address="Speedup.B4:Speedup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edup.C4:Speedup.C6" chart:label-cell-address="Speedup.B3:Speedup.B3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peedup.B3:Speedup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192x256</text:p>
                <draw:g>
                  <svg:desc>Speedup.B4:Speedup.B6</svg:desc>
                </draw:g>
              </table:table-cell>
              <table:table-cell office:value-type="float" office:value="1.22818209443208">
                <text:p>1.22818209443208</text:p>
                <draw:g>
                  <svg:desc>Speedup.C4:Speedup.C6</svg:desc>
                </draw:g>
              </table:table-cell>
            </table:table-row>
            <table:table-row>
              <table:table-cell office:value-type="string">
                <text:p>16384x512</text:p>
              </table:table-cell>
              <table:table-cell office:value-type="float" office:value="5.05417426098076">
                <text:p>5.05417426098076</text:p>
              </table:table-cell>
            </table:table-row>
            <table:table-row>
              <table:table-cell office:value-type="string">
                <text:p>32768x1024</text:p>
              </table:table-cell>
              <table:table-cell office:value-type="float" office:value="7.1504635616056">
                <text:p>7.15046356160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